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55411"/>
          <table:table-cell office:value-type="float" office:value="1.42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3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54253"/>
          <table:table-cell office:value-type="float" office:value="1.42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2267.0"/>
          <table:table-cell office:value-type="float" office:value="209612.0"/>
          <table:table-cell office:value-type="float" office:value="810273.0"/>
          <table:table-cell office:value-type="float" office:value="1422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64427"/>
          <table:table-cell office:value-type="float" office:value="1.51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2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65815"/>
          <table:table-cell office:value-type="float" office:value="1.56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3480.0"/>
          <table:table-cell office:value-type="float" office:value="209612.0"/>
          <table:table-cell office:value-type="float" office:value="810272.0"/>
          <table:table-cell office:value-type="float" office:value="143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54073"/>
          <table:table-cell office:value-type="float" office:value="1.41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882.0"/>
          <table:table-cell office:value-type="float" office:value="209612.0"/>
          <table:table-cell office:value-type="float" office:value="810273.0"/>
          <table:table-cell office:value-type="float" office:value="1418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66777"/>
          <table:table-cell office:value-type="float" office:value="1.54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713.0"/>
          <table:table-cell office:value-type="float" office:value="238734.0"/>
          <table:table-cell office:value-type="float" office:value="920102.0"/>
          <table:table-cell office:value-type="float" office:value="159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66224"/>
          <table:table-cell office:value-type="float" office:value="1.55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3284.0"/>
          <table:table-cell office:value-type="float" office:value="238734.0"/>
          <table:table-cell office:value-type="float" office:value="920102.0"/>
          <table:table-cell office:value-type="float" office:value="159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78135"/>
          <table:table-cell office:value-type="float" office:value="1.67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089.0"/>
          <table:table-cell office:value-type="float" office:value="238734.0"/>
          <table:table-cell office:value-type="float" office:value="920103.0"/>
          <table:table-cell office:value-type="float" office:value="159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79345"/>
          <table:table-cell office:value-type="float" office:value="1.69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785.0"/>
          <table:table-cell office:value-type="float" office:value="238734.0"/>
          <table:table-cell office:value-type="float" office:value="920104.0"/>
          <table:table-cell office:value-type="float" office:value="1591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64464"/>
          <table:table-cell office:value-type="float" office:value="1.53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832.0"/>
          <table:table-cell office:value-type="float" office:value="238734.0"/>
          <table:table-cell office:value-type="float" office:value="920104.0"/>
          <table:table-cell office:value-type="float" office:value="1567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72971"/>
          <table:table-cell office:value-type="float" office:value="0.51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950.0"/>
          <table:table-cell office:value-type="float" office:value="69482.0"/>
          <table:table-cell office:value-type="float" office:value="265763.0"/>
          <table:table-cell office:value-type="float" office:value="71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607283"/>
          <table:table-cell office:value-type="float" office:value="0.54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14.0"/>
          <table:table-cell office:value-type="float" office:value="69482.0"/>
          <table:table-cell office:value-type="float" office:value="265763.0"/>
          <table:table-cell office:value-type="float" office:value="747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602107"/>
          <table:table-cell office:value-type="float" office:value="0.54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0.0"/>
          <table:table-cell office:value-type="float" office:value="69482.0"/>
          <table:table-cell office:value-type="float" office:value="265763.0"/>
          <table:table-cell office:value-type="float" office:value="747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97447"/>
          <table:table-cell office:value-type="float" office:value="0.4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96.0"/>
          <table:table-cell office:value-type="float" office:value="69482.0"/>
          <table:table-cell office:value-type="float" office:value="265763.0"/>
          <table:table-cell office:value-type="float" office:value="747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591216"/>
          <table:table-cell office:value-type="float" office:value="0.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18.0"/>
          <table:table-cell office:value-type="float" office:value="69482.0"/>
          <table:table-cell office:value-type="float" office:value="265763.0"/>
          <table:table-cell office:value-type="float" office:value="74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4187"/>
          <table:table-cell office:value-type="float" office:value="1.32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914.0"/>
          <table:table-cell office:value-type="float" office:value="193254.0"/>
          <table:table-cell office:value-type="float" office:value="747995.0"/>
          <table:table-cell office:value-type="float" office:value="133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42115"/>
          <table:table-cell office:value-type="float" office:value="1.31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927.0"/>
          <table:table-cell office:value-type="float" office:value="193254.0"/>
          <table:table-cell office:value-type="float" office:value="747994.0"/>
          <table:table-cell office:value-type="float" office:value="1338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34963"/>
          <table:table-cell office:value-type="float" office:value="1.25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861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42266"/>
          <table:table-cell office:value-type="float" office:value="1.31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087.0"/>
          <table:table-cell office:value-type="float" office:value="193254.0"/>
          <table:table-cell office:value-type="float" office:value="747994.0"/>
          <table:table-cell office:value-type="float" office:value="133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78966"/>
          <table:table-cell office:value-type="float" office:value="1.6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2040.0"/>
          <table:table-cell office:value-type="float" office:value="193254.0"/>
          <table:table-cell office:value-type="float" office:value="747996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19429"/>
          <table:table-cell office:value-type="float" office:value="0.18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22011.0"/>
          <table:table-cell office:value-type="float" office:value="84382.0"/>
          <table:table-cell office:value-type="float" office:value="42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8756"/>
          <table:table-cell office:value-type="float" office:value="0.1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.0"/>
          <table:table-cell office:value-type="float" office:value="22011.0"/>
          <table:table-cell office:value-type="float" office:value="84382.0"/>
          <table:table-cell office:value-type="float" office:value="447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65924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2.0"/>
          <table:table-cell office:value-type="float" office:value="22011.0"/>
          <table:table-cell office:value-type="float" office:value="84382.0"/>
          <table:table-cell office:value-type="float" office:value="497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99519"/>
          <table:table-cell office:value-type="float" office:value="0.14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9.0"/>
          <table:table-cell office:value-type="float" office:value="22011.0"/>
          <table:table-cell office:value-type="float" office:value="84382.0"/>
          <table:table-cell office:value-type="float" office:value="440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214911"/>
          <table:table-cell office:value-type="float" office:value="0.17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.0"/>
          <table:table-cell office:value-type="float" office:value="22011.0"/>
          <table:table-cell office:value-type="float" office:value="84382.0"/>
          <table:table-cell office:value-type="float" office:value="41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